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BARRETO PUENTE, FREDDY MACK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4613038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31961287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BARRETO PUENTE, FREDDY MACKLI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461303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17925461</text:p>
          </table:table-cell>
          <table:table-cell table:style-name="Tabla2.D3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20:05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